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</style:style>
    <style:style style:name="P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Standard">
      <style:paragraph-properties fo:break-before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bre de la Práctica</text:p>
      <text:p text:style-name="P5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">Índice</text:p>
          </text:index-title>
          <text:p text:style-name="P2"><text:a xlink:type="simple" xlink:href="#__RefHeading___Toc96_1208760935" text:style-name="Index_20_Link" text:visited-style-name="Index_20_Link">Introducción<text:tab/>4</text:a></text:p>
          <text:p text:style-name="P2"><text:a xlink:type="simple" xlink:href="#__RefHeading___Toc98_1208760935" text:style-name="Index_20_Link" text:visited-style-name="Index_20_Link">Material y Equipo<text:tab/>4</text:a></text:p>
          <text:p text:style-name="P2"><text:a xlink:type="simple" xlink:href="#__RefHeading___Toc112_1208760935" text:style-name="Index_20_Link" text:visited-style-name="Index_20_Link">Objetivos<text:tab/>4</text:a></text:p>
          <text:p text:style-name="P2"><text:a xlink:type="simple" xlink:href="#__RefHeading___Toc100_1208760935" text:style-name="Index_20_Link" text:visited-style-name="Index_20_Link">Análisis Teórico<text:tab/>4</text:a></text:p>
          <text:p text:style-name="P2"><text:a xlink:type="simple" xlink:href="#__RefHeading___Toc102_1208760935" text:style-name="Index_20_Link" text:visited-style-name="Index_20_Link">Desarrollo Experimental<text:tab/>4</text:a></text:p>
          <text:p text:style-name="P2"><text:a xlink:type="simple" xlink:href="#__RefHeading___Toc104_1208760935" text:style-name="Index_20_Link" text:visited-style-name="Index_20_Link">Simulación<text:tab/>4</text:a></text:p>
          <text:p text:style-name="P2"><text:a xlink:type="simple" xlink:href="#__RefHeading___Toc106_1208760935" text:style-name="Index_20_Link" text:visited-style-name="Index_20_Link">Análisis de Resultados<text:tab/>4</text:a></text:p>
          <text:p text:style-name="P2"><text:a xlink:type="simple" xlink:href="#__RefHeading___Toc108_1208760935" text:style-name="Index_20_Link" text:visited-style-name="Index_20_Link">Conclusiones<text:tab/>4</text:a></text:p>
          <text:p text:style-name="P2"><text:a xlink:type="simple" xlink:href="#__RefHeading___Toc110_1208760935" text:style-name="Index_20_Link" text:visited-style-name="Index_20_Link">Bibliografía/Referencias<text:tab/>4</text:a></text:p>
        </text:index-body>
      </text:table-of-content>
      <text:p text:style-name="Standard"/>
      <text:h text:style-name="P4" text:outline-level="1"><text:bookmark-start text:name="__RefHeading___Toc96_1208760935"/>Introducción<text:bookmark-end text:name="__RefHeading___Toc96_1208760935"/></text:h>
      <text:h text:style-name="Heading_20_1" text:outline-level="1"><text:bookmark-start text:name="__RefHeading___Toc98_1208760935"/>Material y Equipo<text:bookmark-end text:name="__RefHeading___Toc98_1208760935"/></text:h>
      <text:h text:style-name="Heading_20_1" text:outline-level="1"><text:bookmark-start text:name="__RefHeading___Toc112_1208760935"/>Objetivos<text:bookmark-end text:name="__RefHeading___Toc112_1208760935"/></text:h>
      <text:h text:style-name="Heading_20_1" text:outline-level="1"><text:bookmark-start text:name="__RefHeading___Toc100_1208760935"/>Análisis Teórico<text:bookmark-end text:name="__RefHeading___Toc100_1208760935"/></text:h>
      <text:h text:style-name="Heading_20_1" text:outline-level="1"><text:bookmark-start text:name="__RefHeading___Toc102_1208760935"/>Desarrollo Experimental<text:bookmark-end text:name="__RefHeading___Toc102_1208760935"/></text:h>
      <text:h text:style-name="Heading_20_1" text:outline-level="1"><text:bookmark-start text:name="__RefHeading___Toc104_1208760935"/>Simulación<text:bookmark-end text:name="__RefHeading___Toc104_1208760935"/></text:h>
      <text:h text:style-name="Heading_20_1" text:outline-level="1"><text:bookmark-start text:name="__RefHeading___Toc106_1208760935"/>Análisis de Resultados<text:bookmark-end text:name="__RefHeading___Toc106_1208760935"/></text:h>
      <text:h text:style-name="Heading_20_1" text:outline-level="1"><text:bookmark-start text:name="__RefHeading___Toc108_1208760935"/>Conclusiones<text:bookmark-end text:name="__RefHeading___Toc108_1208760935"/></text:h>
      <text:h text:style-name="Heading_20_1" text:outline-level="1"><text:bookmark-start text:name="__RefHeading___Toc110_1208760935"/>Bibliografía/Referencias<text:bookmark-end text:name="__RefHeading___Toc110_1208760935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3T11:17:45.233000000</meta:creation-date>
    <dc:date>2023-11-23T11:27:00.753000000</dc:date>
    <meta:editing-duration>PT9M16S</meta:editing-duration>
    <meta:editing-cycles>1</meta:editing-cycles>
    <meta:document-statistic meta:table-count="0" meta:image-count="0" meta:object-count="0" meta:page-count="4" meta:paragraph-count="20" meta:word-count="44" meta:character-count="335" meta:non-whitespace-character-count="311"/>
    <meta:generator>LibreOffice/7.5.4.2$Windows_X86_64 LibreOffice_project/36ccfdc35048b057fd9854c757a8b67ec53977b6</meta:generator>
  </office:meta>
</office:document-meta>
</file>